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bf6f" officeooo:paragraph-rsid="0017bf6f"/>
    </style:style>
    <style:style style:name="P2" style:family="paragraph" style:parent-style-name="Standard">
      <style:paragraph-properties fo:text-align="center" style:justify-single-word="false"/>
      <style:text-properties officeooo:rsid="0017bf6f" officeooo:paragraph-rsid="0017bf6f"/>
    </style:style>
    <style:style style:name="P3" style:family="paragraph" style:parent-style-name="Standard" style:list-style-name="L1">
      <style:text-properties officeooo:rsid="0017bf6f" officeooo:paragraph-rsid="0017bf6f"/>
    </style:style>
    <style:style style:name="P4" style:family="paragraph" style:parent-style-name="Standard" style:list-style-name="L1">
      <style:text-properties officeooo:rsid="0017bf6f" officeooo:paragraph-rsid="001885ad"/>
    </style:style>
    <style:style style:name="P5" style:family="paragraph" style:parent-style-name="Standard">
      <style:text-properties fo:font-style="italic" officeooo:rsid="0017bf6f" officeooo:paragraph-rsid="0017bf6f" style:font-style-asian="italic" style:font-style-complex="italic"/>
    </style:style>
    <style:style style:name="P6" style:family="paragraph" style:parent-style-name="Standard">
      <style:text-properties officeooo:rsid="001885ad" officeooo:paragraph-rsid="001885ad"/>
    </style:style>
    <style:style style:name="P7" style:family="paragraph" style:parent-style-name="Standard">
      <style:text-properties officeooo:rsid="001897a2" officeooo:paragraph-rsid="001897a2"/>
    </style:style>
    <style:style style:name="P8" style:family="paragraph" style:parent-style-name="Heading_20_3">
      <style:paragraph-properties fo:break-before="page"/>
    </style:style>
    <style:style style:name="T1" style:family="text">
      <style:text-properties officeooo:rsid="001885ad"/>
    </style:style>
    <style:style style:name="T2" style:family="text">
      <style:text-properties officeooo:rsid="001897a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sub 58%" officeooo:rsid="001897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ained Implication Theorem</text:p>
      <text:p text:style-name="P2">by Sven Nilsen, 2020</text:p>
      <text:p text:style-name="P1"/>
      <text:p text:style-name="P5">In this paper I present a constrained implication theorem found in Path Semantical Logic.</text:p>
      <text:p text:style-name="P1"/>
      <text:p text:style-name="P1">The Constrained Implication Theorem is a proof in Path Semantical Logic<text:span text:style-name="T4"><text:reference-ref text:reference-format="text" text:ref-name="path semantical logic">[1]</text:reference-ref></text:span>:</text:p>
      <text:p text:style-name="P1"/>
      <text:p text:style-name="P1"><text:tab/>(a, b) (T, U):</text:p>
      <text:p text:style-name="P1"><text:tab/>a=&gt;b, a(T)=&gt;b(U) <text:s/>=&gt; <text:s/>T=&gt;U</text:p>
      <text:p text:style-name="P1"/>
      <text:p text:style-name="P1">Where the tuple `(a, b)` has level 1 and the tuple `(T, U)` has level 0.</text:p>
      <text:p text:style-name="P1">The notation `a(T)` means `a=&gt;T` where `T` is at a lower level.</text:p>
      <text:p text:style-name="P1"/>
      <text:p text:style-name="P1">The Constrained Implication Theorem is similar to the Abstract Implication Theorem<text:span text:style-name="T4"><text:reference-ref text:reference-format="text" text:ref-name="abstract implication theorem">[2]</text:reference-ref></text:span>,</text:p>
      <text:p text:style-name="P1">except that <text:span text:style-name="T1">the assumption </text:span>`a(T)=b(U)` is weakened to `a(T)=&gt;b(U)`.</text:p>
      <text:p text:style-name="P1"/>
      <text:p text:style-name="P1">The Constrained Implication Theorem says that implications carries over to lower levels,<text:line-break/>over implications of associations, even if the associations themselves, not even their equalities, are asserted formally. It is sufficient that the implications of associations are asserted.</text:p>
      <text:p text:style-name="P1"/>
      <text:p text:style-name="P6">One can think about the 3 implication theorems as a hierarcy:</text:p>
      <text:p text:style-name="P1"/>
      <text:list xml:id="list4345797427415988053" text:style-name="L1">
        <text:list-item>
          <text:p text:style-name="P4">The Constrained Implication Theorem</text:p>
        </text:list-item>
        <text:list-item>
          <text:p text:style-name="P4">The Abstract Implication Theorem<text:span text:style-name="T4"><text:reference-ref text:reference-format="text" text:ref-name="abstract implication theorem">[2]</text:reference-ref></text:span></text:p>
        </text:list-item>
        <text:list-item>
          <text:p text:style-name="P3">The (Normal) Implication Theorem<text:span text:style-name="T4"><text:reference-ref text:reference-format="text" text:ref-name="implication theorem">[3]</text:reference-ref></text:span></text:p>
        </text:list-item>
      </text:list>
      <text:p text:style-name="P1"/>
      <text:p text:style-name="P6">The 1) theorem implies 2), which both in turn implies 3).</text:p>
      <text:p text:style-name="P6"/>
      <text:p text:style-name="P6">The Constrained Implication Theorem has similar expressive power to the Abstract Implication Theorem, which is shown by a slightly more generalized version:</text:p>
      <text:p text:style-name="P6"/>
      <text:p text:style-name="P6"><text:tab/>(a, b<text:span text:style-name="T5">1</text:span>, <text:span text:style-name="T2">b</text:span><text:span text:style-name="T5">2</text:span>) (T, U<text:span text:style-name="T5">1</text:span>, <text:span text:style-name="T2">U</text:span><text:span text:style-name="T5">2</text:span>):</text:p>
      <text:p text:style-name="P6"><text:tab/>a=&gt;(b<text:span text:style-name="T5">1</text:span> ∨ <text:span text:style-name="T2">b</text:span><text:span text:style-name="T5">2</text:span>), a(T)=&gt;(b<text:span text:style-name="T5">1</text:span>(U<text:span text:style-name="T5">1</text:span>) ∧ <text:span text:style-name="T2">b</text:span><text:span text:style-name="T5">2</text:span>(<text:span text:style-name="T2">U</text:span><text:span text:style-name="T5">2</text:span>)) <text:s/>=&gt; <text:s/>T=&gt;(U<text:span text:style-name="T5">1</text:span> ∨ <text:span text:style-name="T2">U</text:span><text:span text:style-name="T5">2</text:span>)</text:p>
      <text:p text:style-name="P6"/>
      <text:p text:style-name="P6">The premise `a(T)=&gt;(b<text:span text:style-name="T5">1</text:span>(U<text:span text:style-name="T5">1</text:span>) ∧ <text:span text:style-name="T2">b</text:span><text:span text:style-name="T5">2</text:span>(<text:span text:style-name="T2">U</text:span><text:span text:style-name="T5">2</text:span>))` is necessary to carry over the relationship `∨`.</text:p>
      <text:p text:style-name="P6">This is not provable using `a(T)=&gt;(b<text:span text:style-name="T5">1</text:span>(U<text:span text:style-name="T5">1</text:span>) ∨ <text:span text:style-name="T2">b</text:span><text:span text:style-name="T5">2</text:span>(<text:span text:style-name="T2">U</text:span><text:span text:style-name="T5">2</text:span>))` instead.</text:p>
      <text:p text:style-name="P6"/>
      <text:h text:style-name="P8" text:outline-level="3">References:</text:h>
      <text:p text:style-name="P6"/>
      <text:p text:style-name="P7"><text:reference-mark-start text:name="path semantical logic"/>[1]<text:reference-mark-end text:name="path semantical logic"/><text:tab/>“Path Semantical Logic”</text:p>
      <text:p text:style-name="P7"><text:tab/>AdvancedResearch, reading sequence on Path Semantics</text:p>
      <text:p text:style-name="P7"><text:tab/><text:a xlink:type="simple" xlink:href="https://github.com/advancedresearch/path_semantics/blob/master/sequences.md#path-semantical-logic" text:style-name="Internet_20_link" text:visited-style-name="Visited_20_Internet_20_Link"><text:span text:style-name="T3">https://github.com/advancedresearch/path_semantics/blob/master/sequences.md#path-semantical-logic</text:span></text:a></text:p>
      <text:p text:style-name="P7"/>
      <text:p text:style-name="P7"><text:reference-mark-start text:name="abstract implication theorem"/>[2]<text:reference-mark-end text:name="abstract implication theorem"/><text:tab/>“Abstract Implication Theorem”</text:p>
      <text:p text:style-name="P7"><text:tab/>Sven Nilsen, 2020</text:p>
      <text:p text:style-name="P7"><text:tab/><text:a xlink:type="simple" xlink:href="https://github.com/advancedresearch/path_semantics/blob/master/papers-wip/abstract-implication-theorem.pdf" text:style-name="Internet_20_link" text:visited-style-name="Visited_20_Internet_20_Link"><text:span text:style-name="T3">https://github.com/advancedresearch/path_semantics/blob/master/papers-wip/abstract-implication-theorem.pdf</text:span></text:a></text:p>
      <text:p text:style-name="P7"/>
      <text:p text:style-name="P7"><text:reference-mark-start text:name="implication theorem"/>[3]<text:reference-mark-end text:name="implication theorem"/><text:tab/>“Implication Theorem”</text:p>
      <text:p text:style-name="P7"><text:tab/>Sven Nilsen, 2020</text:p>
      <text:p text:style-name="P7"><text:tab/><text:a xlink:type="simple" xlink:href="https://github.com/advancedresearch/path_semantics/blob/master/papers-wip/implication-theorem.pdf" text:style-name="Internet_20_link" text:visited-style-name="Visited_20_Internet_20_Link"><text:span text:style-name="T3">https://github.com/advancedresearch/path_semantics/blob/master/papers-wip/implication-theorem.pdf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48:57.586777000</meta:creation-date>
    <dc:date>2020-09-03T12:17:33.546567000</dc:date>
    <meta:editing-duration>PT7M34S</meta:editing-duration>
    <meta:editing-cycles>1</meta:editing-cycles>
    <meta:document-statistic meta:table-count="0" meta:image-count="0" meta:object-count="0" meta:page-count="2" meta:paragraph-count="31" meta:word-count="250" meta:character-count="1926" meta:non-whitespace-character-count="1696"/>
    <meta:generator>LibreOffice/5.1.2.2$MacOSX_X86_64 LibreOffice_project/d3bf12ecb743fc0d20e0be0c58ca359301eb705f</meta:generator>
  </office:meta>
</office:document-meta>
</file>